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25in" text:min-label-width="0.2569in" text:list-level-position-and-space-mode="label-alignment">
          <style:list-level-label-alignment text:label-followed-by="listtab" fo:margin-left="0.5069in" fo:text-indent="-0.2569in"/>
        </style:list-level-properties>
      </text:list-level-style-number>
      <text:list-level-style-number text:level="3" style:num-list-format-name="NLF1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</style:style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Standard" style:family="paragraph">
      <style:paragraph-properties fo:break-before="page"/>
    </style:style>
    <style:style style:name="P12" style:parent-style-name="Listenabsatz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paragraph-properties fo:break-before="page"/>
      <style:text-properties fo:language="en" fo:country="GB"/>
    </style:style>
    <style:style style:name="P16" style:parent-style-name="Listenabsatz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Listenabsatz" style:list-style-name="LFO3" style:family="paragraph"/>
    <style:style style:name="T20" style:parent-style-name="Absatz-Standardschriftart" style:family="text">
      <style:text-properties fo:language="en" fo:country="GB"/>
    </style:style>
    <style:style style:name="T21" style:parent-style-name="Absatz-Standardschriftart" style:family="text">
      <style:text-properties fo:color="#FF0000" fo:background-color="#FFFF00" fo:language="en" fo:country="GB"/>
    </style:style>
    <style:style style:name="P2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3" style:parent-style-name="Listenabsatz" style:list-style-name="LFO4" style:family="paragraph">
      <style:text-properties fo:language="en" fo:country="GB"/>
    </style:style>
    <style:style style:name="P2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5" style:parent-style-name="Listenabsatz" style:list-style-name="LFO4" style:family="paragraph">
      <style:text-properties fo:language="en" fo:country="GB"/>
    </style:style>
    <style:style style:name="P2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9" style:parent-style-name="Listenabsatz" style:list-style-name="LFO4" style:family="paragraph">
      <style:text-properties fo:language="en" fo:country="GB"/>
    </style:style>
    <style:style style:name="P3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31" style:parent-style-name="Listenabsatz" style:list-style-name="LFO4" style:family="paragraph">
      <style:text-properties fo:language="en" fo:country="GB"/>
    </style:style>
    <style:style style:name="P3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3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3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35" style:parent-style-name="Listenabsatz" style:list-style-name="LFO4" style:family="paragraph"/>
    <style:style style:name="T36" style:parent-style-name="Absatz-Standardschriftart" style:family="text">
      <style:text-properties fo:language="en" fo:country="GB"/>
    </style:style>
    <style:style style:name="T37" style:parent-style-name="Absatz-Standardschriftart" style:family="text">
      <style:text-properties style:font-name="Wingdings" style:font-name-asian="Wingdings" style:font-name-complex="Wingdings" fo:language="en" fo:country="GB"/>
    </style:style>
    <style:style style:name="T38" style:parent-style-name="Absatz-Standardschriftart" style:family="text">
      <style:text-properties fo:language="en" fo:country="GB"/>
    </style:style>
    <style:style style:name="P39" style:parent-style-name="Listenabsatz" style:list-style-name="LFO4" style:family="paragraph"/>
    <style:style style:name="T40" style:parent-style-name="Absatz-Standardschriftart" style:family="text">
      <style:text-properties fo:language="en" fo:country="GB"/>
    </style:style>
    <style:style style:name="T41" style:parent-style-name="Absatz-Standardschriftart" style:family="text">
      <style:text-properties fo:font-style="italic" style:font-style-asian="italic" style:font-style-complex="italic" fo:language="en" fo:country="GB"/>
    </style:style>
    <style:style style:name="T42" style:parent-style-name="Absatz-Standardschriftart" style:family="text">
      <style:text-properties style:font-name="Wingdings" style:font-name-asian="Wingdings" style:font-name-complex="Wingdings" fo:language="en" fo:country="GB"/>
    </style:style>
    <style:style style:name="T43" style:parent-style-name="Absatz-Standardschriftart" style:family="text">
      <style:text-properties fo:language="en" fo:country="GB"/>
    </style:style>
    <style:style style:name="P44" style:parent-style-name="Listenabsatz" style:list-style-name="LFO4" style:family="paragraph"/>
    <style:style style:name="T45" style:parent-style-name="Absatz-Standardschriftart" style:family="text">
      <style:text-properties fo:language="en" fo:country="GB"/>
    </style:style>
    <style:style style:name="T46" style:parent-style-name="Absatz-Standardschriftart" style:family="text">
      <style:text-properties fo:font-style="italic" style:font-style-asian="italic" style:font-style-complex="italic" fo:language="en" fo:country="GB"/>
    </style:style>
    <style:style style:name="T47" style:parent-style-name="Absatz-Standardschriftart" style:family="text">
      <style:text-properties style:font-name="Wingdings" style:font-name-asian="Wingdings" style:font-name-complex="Wingdings" fo:language="en" fo:country="GB"/>
    </style:style>
    <style:style style:name="T48" style:parent-style-name="Absatz-Standardschriftart" style:family="text">
      <style:text-properties fo:language="en" fo:country="GB"/>
    </style:style>
    <style:style style:name="P49" style:parent-style-name="Listenabsatz" style:list-style-name="LFO4" style:family="paragraph"/>
    <style:style style:name="T50" style:parent-style-name="Absatz-Standardschriftart" style:family="text">
      <style:text-properties fo:language="en" fo:country="GB"/>
    </style:style>
    <style:style style:name="T51" style:parent-style-name="Absatz-Standardschriftart" style:family="text">
      <style:text-properties fo:font-style="italic" style:font-style-asian="italic" style:font-style-complex="italic" fo:language="en" fo:country="GB"/>
    </style:style>
    <style:style style:name="T52" style:parent-style-name="Absatz-Standardschriftart" style:family="text">
      <style:text-properties style:font-name="Wingdings" style:font-name-asian="Wingdings" style:font-name-complex="Wingdings" fo:language="en" fo:country="GB"/>
    </style:style>
    <style:style style:name="T53" style:parent-style-name="Absatz-Standardschriftart" style:family="text">
      <style:text-properties fo:language="en" fo:country="GB"/>
    </style:style>
    <style:style style:name="P54" style:parent-style-name="Listenabsatz" style:list-style-name="LFO4" style:family="paragraph"/>
    <style:style style:name="T55" style:parent-style-name="Absatz-Standardschriftart" style:family="text">
      <style:text-properties fo:language="en" fo:country="GB"/>
    </style:style>
    <style:style style:name="T56" style:parent-style-name="Absatz-Standardschriftart" style:family="text">
      <style:text-properties fo:font-style="italic" style:font-style-asian="italic" style:font-style-complex="italic" fo:language="en" fo:country="GB"/>
    </style:style>
    <style:style style:name="T57" style:parent-style-name="Absatz-Standardschriftart" style:family="text">
      <style:text-properties fo:language="en" fo:country="GB"/>
    </style:style>
    <style:style style:name="T58" style:parent-style-name="Absatz-Standardschriftart" style:family="text">
      <style:text-properties style:font-name="Wingdings" style:font-name-asian="Wingdings" style:font-name-complex="Wingdings"/>
    </style:style>
    <style:style style:name="T59" style:parent-style-name="Absatz-Standardschriftart" style:family="text">
      <style:text-properties fo:language="en" fo:country="GB"/>
    </style:style>
    <style:style style:name="P60" style:parent-style-name="Listenabsatz" style:list-style-name="LFO4" style:family="paragraph"/>
    <style:style style:name="P61" style:parent-style-name="Listenabsatz" style:list-style-name="LFO4" style:family="paragraph"/>
    <style:style style:name="P62" style:parent-style-name="Listenabsatz" style:list-style-name="LFO4" style:family="paragraph"/>
    <style:style style:name="P63" style:parent-style-name="Listenabsatz" style:list-style-name="LFO4" style:family="paragraph"/>
    <style:style style:name="P64" style:parent-style-name="Listenabsatz" style:list-style-name="LFO4" style:family="paragraph">
      <style:text-properties fo:language="en" fo:country="GB"/>
    </style:style>
    <style:style style:name="P6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66" style:parent-style-name="Listenabsatz" style:list-style-name="LFO4" style:family="paragraph">
      <style:text-properties fo:language="en" fo:country="GB"/>
    </style:style>
    <style:style style:name="P6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68" style:parent-style-name="Listenabsatz" style:list-style-name="LFO4" style:family="paragraph">
      <style:text-properties fo:language="en" fo:country="GB"/>
    </style:style>
    <style:style style:name="P6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70" style:parent-style-name="Standard" style:family="paragraph">
      <style:paragraph-properties fo:break-before="page"/>
      <style:text-properties fo:language="en" fo:country="GB"/>
    </style:style>
    <style:style style:name="P71" style:parent-style-name="Listenabsatz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72" style:parent-style-name="Standard" style:family="paragraph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Listenabsatz" style:list-style-name="LFO2" style:family="paragraph">
      <style:text-properties fo:language="en" fo:country="GB"/>
    </style:style>
    <style:style style:name="P75" style:parent-style-name="Listenabsatz" style:list-style-name="LFO2" style:family="paragraph">
      <style:text-properties fo:language="en" fo:country="GB"/>
    </style:style>
    <style:style style:name="P76" style:parent-style-name="Listenabsatz" style:list-style-name="LFO2" style:family="paragraph">
      <style:text-properties fo:language="en" fo:country="GB"/>
    </style:style>
    <style:style style:name="P77" style:parent-style-name="Listenabsatz" style:list-style-name="LFO2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style:font-name="Consolas" fo:font-size="10pt" style:font-size-asian="10pt" style:font-size-complex="10pt" fo:language="en" fo:country="GB"/>
    </style:style>
    <style:style style:name="P82" style:parent-style-name="Standard" style:family="paragraph">
      <style:text-properties style:font-name="Consolas" fo:font-size="10pt" style:font-size-asian="10pt" style:font-size-complex="10pt" fo:language="en" fo:country="GB"/>
    </style:style>
    <style:style style:name="T83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84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85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86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87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88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P89" style:parent-style-name="Standard" style:family="paragraph">
      <style:text-properties style:font-name="Consolas" fo:font-size="10pt" style:font-size-asian="10pt" style:font-size-complex="10pt" fo:language="en" fo:country="GB"/>
    </style:style>
    <style:style style:name="T90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91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92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93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94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95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96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97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98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99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100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101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102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03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104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105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106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07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108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109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T110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11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112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P113" style:parent-style-name="Standard" style:family="paragraph">
      <style:text-properties style:font-name="Consolas" fo:font-size="10pt" style:font-size-asian="10pt" style:font-size-complex="10pt" fo:language="en" fo:country="GB"/>
    </style:style>
    <style:style style:name="T114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15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116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P117" style:parent-style-name="Standard" style:family="paragraph">
      <style:text-properties style:font-name="Consolas" fo:font-size="10pt" style:font-size-asian="10pt" style:font-size-complex="10pt" fo:language="en" fo:country="GB"/>
    </style:style>
    <style:style style:name="P118" style:parent-style-name="Standard" style:family="paragraph">
      <style:text-properties style:font-name="Consolas" fo:font-size="10pt" style:font-size-asian="10pt" style:font-size-complex="10pt" fo:language="en" fo:country="GB"/>
    </style:style>
    <style:style style:name="T119" style:parent-style-name="Absatz-Standardschriftart" style:family="text">
      <style:text-properties style:font-name="Consolas" style:font-name-asian="MS Gothic" style:font-name-complex="MS Gothic" fo:font-size="10pt" style:font-size-asian="10pt" style:font-size-complex="10pt" fo:language="en" fo:country="GB"/>
    </style:style>
    <style:style style:name="T120" style:parent-style-name="Absatz-Standardschriftart" style:family="text">
      <style:text-properties style:font-name="Consolas" style:font-name-complex="Aptos" fo:font-size="10pt" style:font-size-asian="10pt" style:font-size-complex="10pt" fo:language="en" fo:country="GB"/>
    </style:style>
    <style:style style:name="T121" style:parent-style-name="Absatz-Standardschriftart" style:family="text">
      <style:text-properties style:font-name="Consolas" fo:font-size="10pt" style:font-size-asian="10pt" style:font-size-complex="10pt" fo:language="en" fo:country="GB"/>
    </style:style>
    <style:style style:name="P122" style:parent-style-name="Standard" style:family="paragraph">
      <style:text-properties style:font-name="Consolas" fo:font-size="10pt" style:font-size-asian="10pt" style:font-size-complex="10pt" fo:language="en" fo:country="GB"/>
    </style:style>
    <style:style style:name="P123" style:parent-style-name="Standard" style:family="paragraph">
      <style:text-properties style:font-name="Consolas" fo:font-size="10pt" style:font-size-asian="10pt" style:font-size-complex="10pt" fo:language="en" fo:country="GB"/>
    </style:style>
    <style:style style:name="P124" style:parent-style-name="Standard" style:family="paragraph">
      <style:text-properties fo:font-size="10pt" style:font-size-asian="10pt" style:font-size-complex="10pt" fo:language="en" fo:country="GB"/>
    </style:style>
    <style:style style:name="P125" style:parent-style-name="Standard" style:family="paragraph">
      <style:text-properties fo:language="en" fo:country="GB"/>
    </style:style>
    <style:style style:name="T126" style:parent-style-name="Absatz-Standardschriftart" style:family="text">
      <style:text-properties fo:language="en" fo:country="GB"/>
    </style:style>
    <style:style style:name="P1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28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29" style:parent-style-name="Absatz-Standardschriftart" style:family="text">
      <style:text-properties fo:language="en" fo:country="GB"/>
    </style:style>
    <style:style style:name="T130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31" style:parent-style-name="Absatz-Standardschriftart" style:family="text">
      <style:text-properties fo:language="en" fo:country="GB"/>
    </style:style>
    <style:style style:name="T132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33" style:parent-style-name="Absatz-Standardschriftart" style:family="text">
      <style:text-properties fo:language="en" fo:country="GB"/>
    </style:style>
    <style:style style:name="P1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35" style:parent-style-name="Listenabsatz" style:list-style-name="LFO4" style:family="paragraph">
      <style:paragraph-properties fo:text-align="justify"/>
      <style:text-properties fo:language="en" fo:country="GB"/>
    </style:style>
    <style:style style:name="P136" style:parent-style-name="Listenabsatz" style:list-style-name="LFO4" style:family="paragraph">
      <style:paragraph-properties fo:text-align="justify"/>
      <style:text-properties fo:language="en" fo:country="GB"/>
    </style:style>
    <style:style style:name="P137" style:parent-style-name="Listenabsatz" style:list-style-name="LFO4" style:family="paragraph">
      <style:paragraph-properties fo:text-align="justify"/>
      <style:text-properties fo:language="en" fo:country="GB"/>
    </style:style>
    <style:style style:name="P138" style:parent-style-name="Listenabsatz" style:list-style-name="LFO4" style:family="paragraph">
      <style:paragraph-properties fo:text-align="justify"/>
      <style:text-properties fo:language="en" fo:country="GB"/>
    </style:style>
    <style:style style:name="P13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40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41" style:parent-style-name="Absatz-Standardschriftart" style:family="text">
      <style:text-properties fo:language="en" fo:country="GB"/>
    </style:style>
    <style:style style:name="T142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43" style:parent-style-name="Absatz-Standardschriftart" style:family="text">
      <style:text-properties fo:language="en" fo:country="GB"/>
    </style:style>
    <style:style style:name="T144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45" style:parent-style-name="Absatz-Standardschriftart" style:family="text">
      <style:text-properties fo:language="en" fo:country="GB"/>
    </style:style>
    <style:style style:name="T146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47" style:parent-style-name="Absatz-Standardschriftart" style:family="text">
      <style:text-properties fo:language="en" fo:country="GB"/>
    </style:style>
    <style:style style:name="P1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49" style:parent-style-name="Listenabsatz" style:list-style-name="LFO4" style:family="paragraph">
      <style:text-properties fo:language="en" fo:country="GB"/>
    </style:style>
    <style:style style:name="P150" style:parent-style-name="Listenabsatz" style:list-style-name="LFO4" style:family="paragraph">
      <style:text-properties fo:language="en" fo:country="GB"/>
    </style:style>
    <style:style style:name="P151" style:parent-style-name="Listenabsatz" style:list-style-name="LFO4" style:family="paragraph">
      <style:text-properties fo:language="en" fo:country="GB"/>
    </style:style>
    <style:style style:name="P152" style:parent-style-name="Listenabsatz" style:list-style-name="LFO4" style:family="paragraph">
      <style:text-properties fo:language="en" fo:country="GB"/>
    </style:style>
    <style:style style:name="P153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54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55" style:parent-style-name="Absatz-Standardschriftart" style:family="text">
      <style:text-properties fo:language="en" fo:country="GB"/>
    </style:style>
    <style:style style:name="T156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57" style:parent-style-name="Absatz-Standardschriftart" style:family="text">
      <style:text-properties fo:language="en" fo:country="GB"/>
    </style:style>
    <style:style style:name="T158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59" style:parent-style-name="Absatz-Standardschriftart" style:family="text">
      <style:text-properties fo:language="en" fo:country="GB"/>
    </style:style>
    <style:style style:name="T160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61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62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63" style:parent-style-name="Absatz-Standardschriftart" style:family="text">
      <style:text-properties fo:language="en" fo:country="GB"/>
    </style:style>
    <style:style style:name="T164" style:parent-style-name="Absatz-Standardschriftart" style:family="text">
      <style:text-properties fo:language="en" fo:country="GB"/>
    </style:style>
    <style:style style:name="P1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6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67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68" style:parent-style-name="Absatz-Standardschriftart" style:family="text">
      <style:text-properties fo:language="en" fo:country="GB"/>
    </style:style>
    <style:style style:name="T169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70" style:parent-style-name="Absatz-Standardschriftart" style:family="text">
      <style:text-properties fo:language="en" fo:country="GB"/>
    </style:style>
    <style:style style:name="T171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72" style:parent-style-name="Absatz-Standardschriftart" style:family="text">
      <style:text-properties fo:language="en" fo:country="GB"/>
    </style:style>
    <style:style style:name="T173" style:parent-style-name="Absatz-Standardschriftart" style:family="text">
      <style:text-properties fo:language="en" fo:country="GB"/>
    </style:style>
    <style:style style:name="T174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75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76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77" style:parent-style-name="Absatz-Standardschriftart" style:family="text">
      <style:text-properties fo:language="en" fo:country="GB"/>
    </style:style>
    <style:style style:name="T178" style:parent-style-name="Absatz-Standardschriftart" style:family="text">
      <style:text-properties fo:language="en" fo:country="GB"/>
    </style:style>
    <style:style style:name="T179" style:parent-style-name="Absatz-Standardschriftart" style:family="text">
      <style:text-properties fo:language="en" fo:country="GB"/>
    </style:style>
    <style:style style:name="P1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181" style:parent-style-name="Listenabsatz" style:list-style-name="LFO4" style:family="paragraph">
      <style:text-properties fo:language="en" fo:country="GB"/>
    </style:style>
    <style:style style:name="P182" style:parent-style-name="Listenabsatz" style:list-style-name="LFO4" style:family="paragraph">
      <style:text-properties fo:language="en" fo:country="GB"/>
    </style:style>
    <style:style style:name="P183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84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85" style:parent-style-name="Absatz-Standardschriftart" style:family="text">
      <style:text-properties fo:language="en" fo:country="GB"/>
    </style:style>
    <style:style style:name="T186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87" style:parent-style-name="Absatz-Standardschriftart" style:family="text">
      <style:text-properties fo:language="en" fo:country="GB"/>
    </style:style>
    <style:style style:name="T188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89" style:parent-style-name="Absatz-Standardschriftart" style:family="text">
      <style:text-properties fo:language="en" fo:country="GB"/>
    </style:style>
    <style:style style:name="T190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91" style:parent-style-name="Absatz-Standardschriftart" style:family="text">
      <style:text-properties fo:language="en" fo:country="GB"/>
    </style:style>
    <style:style style:name="T192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93" style:parent-style-name="Absatz-Standardschriftart" style:family="text">
      <style:text-properties fo:language="en" fo:country="GB"/>
    </style:style>
    <style:style style:name="P194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195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196" style:parent-style-name="Absatz-Standardschriftart" style:family="text">
      <style:text-properties fo:language="en" fo:country="GB"/>
    </style:style>
    <style:style style:name="P197" style:parent-style-name="Standard" style:family="paragraph">
      <style:text-properties fo:language="en" fo:country="GB"/>
    </style:style>
    <style:style style:name="P198" style:parent-style-name="Standard" style:family="paragraph">
      <style:text-properties fo:language="en" fo:country="GB"/>
    </style:style>
    <style:style style:name="P199" style:parent-style-name="Standard" style:family="paragraph">
      <style:text-properties fo:language="en" fo:country="GB"/>
    </style:style>
    <style:style style:name="P200" style:parent-style-name="Standard" style:family="paragraph">
      <style:text-properties fo:language="en" fo:country="GB"/>
    </style:style>
    <style:style style:name="P201" style:parent-style-name="Standard" style:family="paragraph">
      <style:text-properties fo:language="en" fo:country="GB"/>
    </style:style>
    <style:style style:name="P202" style:parent-style-name="Standard" style:family="paragraph">
      <style:text-properties fo:language="en" fo:country="GB"/>
    </style:style>
    <style:style style:name="P203" style:parent-style-name="Standard" style:family="paragraph">
      <style:paragraph-properties fo:break-before="page"/>
      <style:text-properties fo:language="en" fo:country="GB"/>
    </style:style>
    <style:style style:name="P204" style:parent-style-name="Listenabsatz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0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06" style:parent-style-name="Standard" style:family="paragraph">
      <style:text-properties fo:language="en" fo:country="GB"/>
    </style:style>
    <style:style style:name="TableColumn208" style:family="table-column">
      <style:table-column-properties style:column-width="2.0972in"/>
    </style:style>
    <style:style style:name="TableColumn209" style:family="table-column">
      <style:table-column-properties style:column-width="2.0979in"/>
    </style:style>
    <style:style style:name="TableColumn210" style:family="table-column">
      <style:table-column-properties style:column-width="2.0979in"/>
    </style:style>
    <style:style style:name="Table207" style:family="table">
      <style:table-properties style:width="6.293in" fo:margin-left="0in" table:align="lef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fo:language="en" fo:country="GB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fo:language="en" fo:country="GB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fo:language="en" fo:country="GB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  <style:text-properties fo:language="en" fo:country="GB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fo:language="en" fo:country="GB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fo:language="en" fo:country="GB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  <style:text-properties fo:language="en" fo:country="GB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fo:language="en" fo:country="GB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fo:language="en" fo:country="GB"/>
    </style:style>
    <style:style style:name="P239" style:parent-style-name="Standard" style:family="paragraph">
      <style:text-properties fo:language="en" fo:country="GB"/>
    </style:style>
    <style:style style:name="P240" style:parent-style-name="Standard" style:family="paragraph">
      <style:text-properties fo:language="en" fo:country="GB"/>
    </style:style>
    <style:style style:name="P241" style:parent-style-name="Standard" style:family="paragraph">
      <style:text-properties fo:language="en" fo:country="GB"/>
    </style:style>
    <style:style style:name="P242" style:parent-style-name="Standard" style:family="paragraph">
      <style:paragraph-properties fo:break-before="page"/>
      <style:text-properties fo:language="en" fo:country="GB"/>
    </style:style>
    <style:style style:name="P243" style:parent-style-name="Listenabsatz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44" style:parent-style-name="Standard" style:family="paragraph">
      <style:paragraph-properties fo:break-before="page"/>
      <style:text-properties fo:language="en" fo:country="GB"/>
    </style:style>
    <style:style style:name="P245" style:parent-style-name="Listenabsatz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46" style:parent-style-name="Standard" style:family="paragraph">
      <style:text-properties fo:language="en" fo:country="GB"/>
    </style:style>
    <style:style style:name="P247" style:parent-style-name="Standard" style:family="paragraph">
      <style:paragraph-properties fo:break-before="page"/>
      <style:text-properties fo:language="en" fo:country="GB"/>
    </style:style>
    <style:style style:name="P248" style:parent-style-name="Listenabsatz" style:list-style-name="LFO2" style:family="paragraph"/>
    <style:style style:name="T249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</office:automatic-styles>
  <office:body>
    <office:text text:use-soft-page-breaks="true">
      <text:p text:style-name="P1">DOCUMENTATION – PASSWORD MANAGER</text:p>
      <text:p text:style-name="P3">By group 4</text:p>
      <text:p text:style-name="Standard"/>
      <text:p text:style-name="Standard"/>
      <text:p text:style-name="Standard">Overall:<text:tab/><text:tab/><text:tab/><text:tab/><text:tab/><text:tab/><text:tab/><text:tab/><text:tab/>page number</text:p>
      <text:list text:style-name="LFO1" text:continue-numbering="true">
        <text:list-item>
          <text:p text:style-name="P4">Application description…………………………………………………………………….2</text:p>
        </text:list-item>
        <text:list-item>
          <text:p text:style-name="P5">Features…………………………………………………………………………………………3</text:p>
        </text:list-item>
        <text:list-item>
          <text:p text:style-name="P6">Design / Architecture</text:p>
        </text:list-item>
        <text:list-item>
          <text:p text:style-name="P7">Naming conventions</text:p>
        </text:list-item>
        <text:list-item>
          <text:p text:style-name="P8">Installation process</text:p>
        </text:list-item>
        <text:list-item>
          <text:p text:style-name="P9">Testing<text:s/></text:p>
        </text:list-item>
        <text:list-item>
          <text:p text:style-name="P10">Use of AI / LLM<text:s/></text:p>
        </text:list-item>
      </text:list>
      <text:p text:style-name="P11"/>
      <text:list text:style-name="LFO2" text:continue-numbering="true">
        <text:list-item>
          <text:p text:style-name="P12"><text:s/>Application description</text:p>
        </text:list-item>
      </text:list>
      <text:p text:style-name="Standard"/>
      <text:p text:style-name="P13">Password manager is a software that is installed locally on a stand-alone machine (not part of a network, no server needed), which manages the passwords for the local user of this machine. The user can manage different passwords for different applications in a central point. That means, that the user can define <text:s/>an encrypted file where he can create / write /edit passwords for different applications and websites in order to have them in a central point for easier access.</text:p>
      <text:p text:style-name="P14"/>
      <text:p text:style-name="P15"/>
      <text:list text:style-name="LFO2" text:continue-numbering="true">
        <text:list-item>
          <text:p text:style-name="P16"><text:s/>Features<text:s/></text:p>
        </text:list-item>
      </text:list>
      <text:p text:style-name="P17"/>
      <text:p text:style-name="P18">The password manager offers the following features and capabilities for the user:</text:p>
      <text:list text:style-name="LFO3" text:continue-numbering="true">
        <text:list-item>
          <text:p text:style-name="P19"><text:span text:style-name="T20">File creation<text:s/></text:span><text:span text:style-name="T21">needs reviewing</text:span></text:p>
        </text:list-item>
      </text:list>
      <text:p text:style-name="P22">The command “init” creates a new<text:s/>pdsb file,<text:s/>where<text:s/>the user can store passwords. The User can either use “init” alone, and will be guided through, or use <text:s text:c="22"/>“init &lt;vault-name&gt; to directly choose a name. If there is another vault currently opened, the init will close() the current one, and make the new vault the current one.</text:p>
      <text:list text:style-name="LFO4" text:continue-numbering="true">
        <text:list-item>
          <text:p text:style-name="P23">modify</text:p>
        </text:list-item>
      </text:list>
      <text:p text:style-name="P24">The command “modify” allows you to open the file and edit the<text:s/>Entries<text:s/>in it and the associated information. That is, you can change an existing password entry (including the entry name, the url, the username, the password and the notes).<text:s/></text:p>
      <text:list text:style-name="LFO4" text:continue-numbering="true">
        <text:list-item>
          <text:p text:style-name="P25">Add<text:s/></text:p>
        </text:list-item>
      </text:list>
      <text:p text:style-name="P26">The command “add” allows the user to add a new password entry.<text:s/></text:p>
      <text:p text:style-name="P27">The user can choose to be guided through with just “add”, or already provide every Entry-asset, if he might like to do so. The flags are:</text:p>
      <text:p text:style-name="P28">!TODO</text:p>
      <text:list text:style-name="LFO4" text:continue-numbering="true">
        <text:list-item>
          <text:p text:style-name="P29">Delete a password entry<text:s/></text:p>
        </text:list-item>
      </text:list>
      <text:p text:style-name="P30">The command “remove”, removes a password entry from the file.</text:p>
      <text:list text:style-name="LFO4" text:continue-numbering="true">
        <text:list-item>
          <text:p text:style-name="P31">get<text:s/></text:p>
        </text:list-item>
      </text:list>
      <text:p text:style-name="P32">Get lets the User pick 1 Entry to be shown. Get uses the currently open vault and requires the user to type the entryname with get: “get &lt;entryname&gt;”. With this, the password will be censored, to show the password “get &lt;entryname&gt; -s(--show)” does the trick. Though, using -s does query the user to input the master-password for the current vault for more security.</text:p>
      <text:p text:style-name="P33">--- Die alte Idee von show.</text:p>
      <text:p text:style-name="P34">The command “view” allows the user to view with the use of different filters the passwords and its associated information. These filters include:</text:p>
      <text:list text:style-name="LFO4" text:continue-numbering="true">
        <text:list-item>
          <text:list>
            <text:list-item>
              <text:p text:style-name="P35"><text:span text:style-name="T36">View<text:s/></text:span><text:span text:style-name="T37"></text:span><text:span text:style-name="T38"><text:s/>lists all passwords with the associated information</text:span></text:p>
            </text:list-item>
            <text:list-item>
              <text:p text:style-name="P39"><text:span text:style-name="T40">View name<text:s/></text:span><text:span text:style-name="T41">entry_name<text:s/></text:span><text:span text:style-name="T42"></text:span><text:span text:style-name="T43"><text:s/>lists all passwords with the associated information of that entry name</text:span></text:p>
            </text:list-item>
            <text:list-item>
              <text:p text:style-name="P44"><text:span text:style-name="T45">View url<text:s/></text:span><text:span text:style-name="T46">link<text:s/></text:span><text:span text:style-name="T47"></text:span><text:span text:style-name="T48"><text:s/>lists all passwords with the associated information of that website link</text:span></text:p>
            </text:list-item>
            <text:list-item>
              <text:p text:style-name="P49"><text:span text:style-name="T50">View username<text:s/></text:span><text:span text:style-name="T51">username<text:s/></text:span><text:span text:style-name="T52"></text:span><text:span text:style-name="T53"><text:s/>lists all passwords with the associated information of that username<text:s/></text:span></text:p>
            </text:list-item>
            <text:list-item>
              <text:p text:style-name="P54"><text:span text:style-name="T55">View password<text:s/></text:span><text:span text:style-name="T56">password</text:span><text:span text:style-name="T57"><text:s/></text:span><text:span text:style-name="T58"></text:span><text:span text:style-name="T59"><text:s/>lists all passwords with the associated information of that password</text:span></text:p>
            </text:list-item>
          </text:list>
        </text:list-item>
        <text:list-item>
          <text:p text:style-name="P60">Getall</text:p>
        </text:list-item>
        <text:list-item>
          <text:p text:style-name="P61">Vaults</text:p>
        </text:list-item>
        <text:list-item>
          <text:p text:style-name="P62">Switch</text:p>
        </text:list-item>
        <text:list-item>
          <text:p text:style-name="P63">open</text:p>
        </text:list-item>
        <text:list-item>
          <text:p text:style-name="P64">Exit the application<text:s/></text:p>
        </text:list-item>
      </text:list>
      <text:p text:style-name="P65">The command “quit”,<text:s/>queries the user to confirm by using “y/n” and then<text:s/>terminates the<text:s/>application. By using “quit -f (--force)” the query can be skipped.</text:p>
      <text:list text:style-name="LFO4" text:continue-numbering="true">
        <text:list-item>
          <text:p text:style-name="P66">Recover<text:s/></text:p>
        </text:list-item>
      </text:list>
      <text:p text:style-name="P67">The command “recover”, starts the password application from an existing encrypted file. This will be used instead of the init command.<text:s/></text:p>
      <text:list text:style-name="LFO4" text:continue-numbering="true">
        <text:list-item>
          <text:p text:style-name="P68">Copy file</text:p>
        </text:list-item>
      </text:list>
      <text:p text:style-name="P69">The command “copy”, allows the user to create a duplicate of the password file on another medium such as a usb.<text:s/></text:p>
      <text:p text:style-name="P70"/>
      <text:list text:style-name="LFO2" text:continue-numbering="true">
        <text:list-item>
          <text:p text:style-name="P71"><text:s/>Design and implementation</text:p>
        </text:list-item>
      </text:list>
      <text:p text:style-name="P72"/>
      <text:p text:style-name="P73">The design has the following components:<text:s/></text:p>
      <text:list text:style-name="LFO2" text:continue-numbering="true">
        <text:list-item>
          <text:list>
            <text:list-item>
              <text:p text:style-name="P74">Command line interface</text:p>
            </text:list-item>
            <text:list-item>
              <text:p text:style-name="P75">File encryption</text:p>
            </text:list-item>
            <text:list-item>
              <text:p text:style-name="P76">Master key management</text:p>
            </text:list-item>
            <text:list-item>
              <text:p text:style-name="P77">File management</text:p>
            </text:list-item>
          </text:list>
        </text:list-item>
      </text:list>
      <text:p text:style-name="P78"/>
      <text:p text:style-name="P79">This section describes how the software works from a programming point of view. The password manager application requires that Rust is installed. The following files are found in password_manager folder:</text:p>
      <text:p text:style-name="P80"/>
      <text:p text:style-name="P81">password_manager/</text:p>
      <text:p text:style-name="P82">│</text:p>
      <text:p text:style-name="Standard"><text:span text:style-name="T83">├</text:span><text:span text:style-name="T84">──</text:span><text:span text:style-name="T85"><text:s/>Cargo.toml</text:span></text:p>
      <text:p text:style-name="Standard"><text:span text:style-name="T86">├</text:span><text:span text:style-name="T87">──</text:span><text:span text:style-name="T88"><text:s/>Cargo.lock</text:span></text:p>
      <text:p text:style-name="P89">│</text:p>
      <text:p text:style-name="Standard"><text:span text:style-name="T90">├</text:span><text:span text:style-name="T91">──</text:span><text:span text:style-name="T92"><text:s/>src/</text:span></text:p>
      <text:p text:style-name="Standard"><text:span text:style-name="T93">│ <text:s text:c="2"/></text:span><text:span text:style-name="T94">├</text:span><text:span text:style-name="T95">──</text:span><text:span text:style-name="T96"><text:s/>main.rs</text:span></text:p>
      <text:p text:style-name="Standard"><text:span text:style-name="T97">│ <text:s text:c="2"/></text:span><text:span text:style-name="T98">├</text:span><text:span text:style-name="T99">──</text:span><text:span text:style-name="T100"><text:s/>cli.rs</text:span></text:p>
      <text:p text:style-name="Standard"><text:span text:style-name="T101">│ <text:s text:c="2"/></text:span><text:span text:style-name="T102">├</text:span><text:span text:style-name="T103">──</text:span><text:span text:style-name="T104"><text:s/>lib.rs</text:span></text:p>
      <text:p text:style-name="Standard"><text:span text:style-name="T105">│ <text:s text:c="2"/></text:span><text:span text:style-name="T106">├</text:span><text:span text:style-name="T107">──</text:span><text:span text:style-name="T108"><text:s/>vault_manager.rs</text:span></text:p>
      <text:p text:style-name="Standard"><text:span text:style-name="T109">│ <text:s text:c="2"/></text:span><text:span text:style-name="T110">├</text:span><text:span text:style-name="T111">──</text:span><text:span text:style-name="T112"><text:s/>encryption.rs <text:s text:c="6"/></text:span></text:p>
      <text:p text:style-name="P113">│</text:p>
      <text:p text:style-name="Standard"><text:span text:style-name="T114">├</text:span><text:span text:style-name="T115">──</text:span><text:span text:style-name="T116"><text:s/>data/</text:span></text:p>
      <text:p text:style-name="P117">│ <text:s text:c="2"/>└── passwords_file.json <text:s/></text:p>
      <text:p text:style-name="P118">│</text:p>
      <text:p text:style-name="Standard"><text:span text:style-name="T119">├</text:span><text:span text:style-name="T120">──</text:span><text:span text:style-name="T121"><text:s/>README.md</text:span></text:p>
      <text:p text:style-name="P122">└── .gitignore</text:p>
      <text:p text:style-name="P123"/>
      <text:p text:style-name="P124">*this is from chatgpt<text:s/></text:p>
      <text:p text:style-name="P125"/>
      <text:p text:style-name="Standard"><text:span text:style-name="T126">All files are described below:</text:span></text:p>
      <text:p text:style-name="P127"/>
      <text:p text:style-name="Standard"><text:span text:style-name="T128">File name:</text:span><text:span text:style-name="T129"><text:s/>main.rs</text:span></text:p>
      <text:p text:style-name="Standard"><text:span text:style-name="T130">Description:</text:span><text:span text:style-name="T131"><text:s/>main contains the general code for execution which ties all features together. Main runs a continuous loop that prompts the user to enter his selections. It terminates the program when the user enters the command quit.</text:span></text:p>
      <text:p text:style-name="Standard"><text:span text:style-name="T132">Variables:<text:s/></text:span><text:span text:style-name="T133">-</text:span></text:p>
      <text:p text:style-name="P134">Functions:</text:p>
      <text:list text:style-name="LFO4" text:continue-numbering="true">
        <text:list-item>
          <text:p text:style-name="P135">fn main ()</text:p>
          <text:list text:continue-numbering="true">
            <text:list-item>
              <text:p text:style-name="P136">contains loop</text:p>
            </text:list-item>
            <text:list-item>
              <text:p text:style-name="P137">contains “handle” function calls to cli.rs</text:p>
            </text:list-item>
            <text:list-item>
              <text:p text:style-name="P138">contains Error output/basic handling for these functions</text:p>
            </text:list-item>
          </text:list>
        </text:list-item>
      </text:list>
      <text:p text:style-name="P139"><text:span text:style-name="T140">Comments:<text:s/></text:span><text:span text:style-name="T141">-</text:span></text:p>
      <text:p text:style-name="Standard"><text:span text:style-name="T142">File name:</text:span><text:span text:style-name="T143"><text:s/>lib.rs</text:span></text:p>
      <text:p text:style-name="Standard"><text:span text:style-name="T144">Description:<text:s/></text:span><text:span text:style-name="T145">All helper functions are placed in this file</text:span></text:p>
      <text:p text:style-name="Standard"><text:span text:style-name="T146">Variables:</text:span><text:span text:style-name="T147"><text:s/>-</text:span></text:p>
      <text:p text:style-name="P148">Functions:</text:p>
      <text:list text:style-name="LFO4" text:continue-numbering="true">
        <text:list-item>
          <text:p text:style-name="P149">fn intro_animation()</text:p>
          <text:list text:continue-numbering="true">
            <text:list-item>
              <text:p text:style-name="P150">prints a frame</text:p>
            </text:list-item>
          </text:list>
        </text:list-item>
        <text:list-item>
          <text:p text:style-name="P151">fn clear_terminal()</text:p>
          <text:list text:continue-numbering="true">
            <text:list-item>
              <text:p text:style-name="P152">clears the terminal screen</text:p>
            </text:list-item>
          </text:list>
        </text:list-item>
      </text:list>
      <text:p text:style-name="P153"><text:span text:style-name="T154">Comments:</text:span><text:span text:style-name="T155"><text:s/>-</text:span></text:p>
      <text:p text:style-name="Standard"><text:span text:style-name="T156">File name:</text:span><text:span text:style-name="T157"><text:s/>vault_manager.rs</text:span></text:p>
      <text:p text:style-name="Standard"><text:span text:style-name="T158">Description:<text:s/></text:span><text:span text:style-name="T159">Edits the json file.</text:span></text:p>
      <text:p text:style-name="Standard"><text:span text:style-name="T160">Variables</text:span><text:span text:style-name="T161">/structs</text:span><text:span text:style-name="T162">:</text:span><text:span text:style-name="T163"><text:s/>-</text:span><text:span text:style-name="T164"><text:s/>Vault, Entry struct</text:span></text:p>
      <text:p text:style-name="P165">Functions:</text:p>
      <text:p text:style-name="P166"><text:span text:style-name="T167">Comments:</text:span><text:span text:style-name="T168"><text:s/>dependent on cli.rs <text:s/></text:span></text:p>
      <text:p text:style-name="Standard"><text:span text:style-name="T169">File name:</text:span><text:span text:style-name="T170"><text:s/>cli.rs</text:span></text:p>
      <text:p text:style-name="Standard"><text:span text:style-name="T171">Description:<text:s/></text:span>h<text:span text:style-name="T172">ouses<text:s/></text:span><text:span text:style-name="T173">everything necessary for the CLI to work.</text:span></text:p>
      <text:p text:style-name="Standard"><text:span text:style-name="T174">Variables</text:span><text:span text:style-name="T175">/structs</text:span><text:span text:style-name="T176">:</text:span><text:span text:style-name="T177"><text:s/>-</text:span><text:span text:style-name="T178"><text:s/>CLI struct<text:s/></text:span><text:span text:style-name="T179">for all possible commands</text:span></text:p>
      <text:soft-page-break/>
      <text:p text:style-name="P180">Functions:<text:s/></text:p>
      <text:list text:style-name="LFO4" text:continue-numbering="true">
        <text:list-item>
          <text:p text:style-name="P181">handle_command_{every CLI Command}</text:p>
        </text:list-item>
        <text:list-item>
          <text:p text:style-name="P182">create spinner()</text:p>
        </text:list-item>
      </text:list>
      <text:p text:style-name="P183"><text:span text:style-name="T184">Comments:</text:span><text:span text:style-name="T185"><text:s/>-</text:span></text:p>
      <text:p text:style-name="Standard"><text:span text:style-name="T186">File name:</text:span><text:span text:style-name="T187"><text:s/>passwords_file.json</text:span></text:p>
      <text:p text:style-name="Standard"><text:span text:style-name="T188">Description:<text:s/></text:span><text:span text:style-name="T189">This file comes already installed. All password entries will be saved here. A password entry contains: name_entry, url, username, password, notes. This file is empty when the program is first installed.</text:span></text:p>
      <text:p text:style-name="Standard"><text:span text:style-name="T190">Variables:</text:span><text:span text:style-name="T191"><text:s/>-</text:span></text:p>
      <text:p text:style-name="Standard"><text:span text:style-name="T192">Functions:<text:s/></text:span><text:span text:style-name="T193">-</text:span></text:p>
      <text:p text:style-name="P194"><text:span text:style-name="T195">Comments:</text:span><text:span text:style-name="T196"><text:s/>-</text:span></text:p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list text:style-name="LFO2" text:continue-numbering="true">
        <text:list-item>
          <text:p text:style-name="P204">Naming conventions</text:p>
        </text:list-item>
      </text:list>
      <text:p text:style-name="P205"/>
      <text:p text:style-name="P206">This section defines all variable names.<text:s/></text:p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Name</text:p>
          </table:table-cell>
          <table:table-cell table:style-name="TableCell214">
            <text:p text:style-name="P215">Type</text:p>
          </table:table-cell>
          <table:table-cell table:style-name="TableCell216">
            <text:p text:style-name="P217">Description<text:s/></text:p>
          </table:table-cell>
        </table:table-row>
        <table:table-row table:style-name="TableRow218">
          <table:table-cell table:style-name="TableCell219">
            <text:p text:style-name="P220">vault</text:p>
          </table:table-cell>
          <table:table-cell table:style-name="TableCell221">
            <text:p text:style-name="P222">.json</text:p>
          </table:table-cell>
          <table:table-cell table:style-name="TableCell223">
            <text:p text:style-name="P224">This file contains all password entries</text:p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</table:table>
      <text:p text:style-name="P239"/>
      <text:p text:style-name="P240"/>
      <text:p text:style-name="P241"/>
      <text:p text:style-name="P242"/>
      <text:list text:style-name="LFO2" text:continue-numbering="true">
        <text:list-item>
          <text:p text:style-name="P243">Installation process</text:p>
        </text:list-item>
      </text:list>
      <text:p text:style-name="P244"/>
      <text:list text:style-name="LFO2" text:continue-numbering="true">
        <text:list-item>
          <text:p text:style-name="P245">Testing</text:p>
        </text:list-item>
      </text:list>
      <text:p text:style-name="P246"/>
      <text:p text:style-name="P247"/>
      <text:list text:style-name="LFO2" text:continue-numbering="true">
        <text:list-item>
          <text:p text:style-name="P248"><text:span text:style-name="T249">Use of AI / LLM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true"/>
    </style:style>
    <style:style style:name="Standard" style:display-name="Standard" style:family="paragraph">
      <style:text-properties fo:hyphenate="true"/>
    </style:style>
    <style:style style:name="Absatz-Standardschriftart" style:display-name="Absatz-Standardschriftart" style:family="text"/>
    <style:style style:name="Heading1Char" style:display-name="Heading 1 Char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Absatz-Standardschriftart">
      <style:text-properties style:font-name-asian="Times New Roman" style:font-name-complex="Times New Roman" fo:color="#0F4761"/>
    </style:style>
    <style:style style:name="Heading6Char" style:display-name="Heading 6 Char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Absatz-Standardschriftart">
      <style:text-properties style:font-name-asian="Times New Roman" style:font-name-complex="Times New Roman" fo:color="#595959"/>
    </style:style>
    <style:style style:name="Heading8Char" style:display-name="Heading 8 Char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true"/>
    </style:style>
    <style:style style:name="TitleChar" style:display-name="Title Char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true"/>
    </style:style>
    <style:style style:name="SubtitleChar" style:display-name="Subtitle Char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true"/>
    </style:style>
    <style:style style:name="QuoteChar" style:display-name="Quote Char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tru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true"/>
    </style:style>
    <style:style style:name="IntenseQuoteChar" style:display-name="Intense Quote Char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25in" text:min-label-width="0.2569in" text:list-level-position-and-space-mode="label-alignment">
          <style:list-level-label-alignment text:label-followed-by="listtab" fo:margin-left="0.5069in" fo:text-indent="-0.2569in"/>
        </style:list-level-properties>
      </text:list-level-style-number>
      <text:list-level-style-number text:level="3" style:num-list-format-name="NLF1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hailidis, Stavroula</meta:initial-creator>
    <dc:creator>Manuel Zimmerbeutel</dc:creator>
    <meta:creation-date>2025-12-02T14:23:00Z</meta:creation-date>
    <dc:date>2025-12-17T19:05:00Z</dc:date>
    <meta:template xlink:href="Normal.dotm" xlink:type="simple"/>
    <meta:editing-cycles>23</meta:editing-cycles>
    <meta:editing-duration>PT0S</meta:editing-duration>
    <meta:document-statistic meta:page-count="11" meta:paragraph-count="10" meta:word-count="729" meta:character-count="5318" meta:row-count="38" meta:non-whitespace-character-count="4599"/>
  </office:meta>
</office:document-meta>
</file>